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ExternalService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WayCallable._4xx_5xx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woWayCallable.replyWithFailure( String err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WayCallable.TwoWayCallable( HttpClient client , HttpMethod method , PartnerRoleMessageExchange odeM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WayCallable.processResponse( final int statusCod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tpExternalService.invoke( PartnerRoleMessageExchange odeM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OneWayCallable.OneWayCallable( HttpClient client , HttpMethod method , PartnerRoleMessageExchange odeM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woWayCallable.unmanaged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WayCallable.replyWithFailure( String errmsg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woWayCallable.replyWithFa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neWayCallable.cal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HttpExternalService.getPor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xternalServic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WayCallable.processResponse( int statusC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woWayCallable._2xx_succes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ExternalService.getInitialEndpoint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WayCallable._3xx_redir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xternalService.HttpExternalService( ProcessConf pconf , QName serviceName , String portName , BpelServer serv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